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3.3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4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5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4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4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5" office:value-type="string">
            <text:p>2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6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6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5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5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6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6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26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26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5" office:value-type="string">
            <text:p>kilka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<text:s/>(5h) </text:p>
            <text:p>Przygotowanie prezentacji, opis i analiza 2 wybranych algorytmów (2,5h)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<text:s/>(5h) </text:p>
            <text:p>Przygotowanie prezentacji, opis i analiza 2 wybranych algorytmów (2,5h)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5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5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6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6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6" office:value-type="string">
            <text:p>3 dni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5" office:value-type="string">
            <text:p>3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5" office:value-type="string">
            <text:p>około tygodnia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5" office:value-type="string">
            <text:p>3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6" office:value-type="string">
            <text:p>3 dni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5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25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6" office:value-type="string">
            <text:p>2-3 dni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25" office:value-type="string">
            <text:p>5h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26" office:value-type="string">
            <text:p>5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5" office:value-type="string">
            <text:p>jakiś tydzień.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5" office:value-type="string">
            <text:p>3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6" office:value-type="string">
            <text:p>3 dni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4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4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26" office:value-type="string">
            <text:p>20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5" office:value-type="string">
            <text:p>30h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6" office:value-type="string">
            <text:p>30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4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4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5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 </text:p>
            <text:p>-poprzez wyznaczanie kolejnych amplitud załamków R (1,5h) </text:p>
            <text:p>-poprzez wyznaczanie pól powierzchni zespołów QRS (3h)</text:p>
            <text:p>w środowisku Matlab. 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5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 </text:p>
            <text:p>-poprzez wyznaczanie kolejnych amplitud załamków R (1,5h) </text:p>
            <text:p>-poprzez wyznaczanie pól powierzchni zespołów QRS (3h)</text:p>
            <text:p>w środowisku Matlab. 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5" office:value-type="string">
            <text:p>5h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6" office:value-type="string">
            <text:p>4 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3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5" office:value-type="string">
            <text:p>30h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26" office:value-type="string">
            <text:p>30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25" office:value-type="string">
            <text:p>30h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27" office:value-type="string">
            <text:p>20-30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25" office:value-type="string">
            <text:p>20-30h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26" office:value-type="string">
            <text:p>20-30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5.12.2014</text:date>, <text:time>22:00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Dell Latitude E6540</meta:initial-creator>
    <meta:creation-date>2014-11-04T22:12:00Z</meta:creation-date>
    <dc:date>2014-12-05T22:00:52.71</dc:date>
    <meta:editing-cycles>15</meta:editing-cycles>
    <meta:editing-duration>PT01H17M18S</meta:editing-duration>
    <meta:document-statistic meta:table-count="1" meta:cell-count="291" meta:object-count="0"/>
  </office:meta>
</office:document-meta>
</file>